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<text:tab/>List comprehension</text:span></text:p>
      <text:p text:style-name="P1"><text:span text:style-name="T1"><text:tab/><text:tab/>==========================================</text:span></text:p>
      <text:p text:style-name="P1"><text:span text:style-name="T1">=&gt;The purpose of List comprehension is that to read the values dynamically from key board separated by a delimeter ( space, comma, colon..etc) <text:s/></text:span></text:p>
      <text:p text:style-name="P1"><text:span text:style-name="T1">=&gt;List comprehension is the most effective way for reading the data for list instead tradtional reading the data.</text:span></text:p>
      <text:p text:style-name="P1"><text:span text:style-name="T1">=&gt;Syntax:- <text:s text:c="7"/>listobj=[ expression <text:s text:c="2"/>for <text:s/>varname <text:s/>in <text:s/>Iterable_object ] </text:span></text:p>
      <text:p text:style-name="P1"><text:span text:style-name="T1">=&gt;here expression represents either type cating or mathematical <text:s/>expression</text:span></text:p>
      <text:p text:style-name="P2"/>
      <text:p text:style-name="P1"><text:span text:style-name="T1">Examples:</text:span></text:p>
      <text:p text:style-name="P1"><text:span text:style-name="T1">----------------------</text:span></text:p>
      <text:p text:style-name="P1"><text:span text:style-name="T1">print("Enter List of values separated by space:") <text:s/># [10 2 <text:s/>22 <text:s/>50 <text:s/>10 4 55 <text:s/>-3 <text:s/>0 <text:s/>22]</text:span></text:p>
      <text:p text:style-name="P1"><text:span text:style-name="T1">lst= <text:s/>[float(val) <text:s/>for val <text:s/>in input().split() ]</text:span></text:p>
      <text:p text:style-name="P1"><text:span text:style-name="T1">print("content of lst",lst)</text:span></text:p>
      <text:p text:style-name="P2"/>
      <text:p text:style-name="P2"/>
      <text:p text:style-name="P1"><text:span text:style-name="T1">Examples:</text:span></text:p>
      <text:p text:style-name="P1"><text:span text:style-name="T1">------------------</text:span></text:p>
      <text:p text:style-name="P1"><text:span text:style-name="T1">lst=[4,3,7,-2,6,3]</text:span></text:p>
      <text:p text:style-name="P1"><text:span text:style-name="T1">newlst=[ val*2 <text:s/>for val <text:s/>in lst ]</text:span></text:p>
      <text:p text:style-name="P1"><text:span text:style-name="T1">print("new list=",newlst) <text:s/># [ 8, 6, 14,-4,12,6 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10" meta:character-count="838" meta:non-whitespace-character-count="709"/>
    <meta:generator>LibreOfficeDev/6.0.5.2$Linux_X86_64 LibreOffice_project/</meta:generator>
  </office:meta>
</office:document-meta>
</file>